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5cm" fo:min-width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.199cm"/>
      <style:paragraph-properties style:writing-mode="lr-tb"/>
    </style:style>
    <style:style style:name="gr3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path draw:style-name="gr1" draw:text-style-name="P1" draw:layer="layout" svg:width="0.799cm" svg:height="0cm" draw:transform="rotate (1.5707963267949) translate (13.8cm 1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3cm 1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14.1cm 14cm)" svg:viewBox="0 0 0 900" svg:d="M0 0c0 267 0 633 0 900">
            <text:p/>
          </draw:path>
          <draw:path draw:style-name="gr4" draw:text-style-name="P1" draw:layer="layout" svg:width="0.639cm" svg:height="0.487cm" draw:transform="rotate (2.21429922200521) translate (14.2937423816913cm 14.4046932311983cm)" svg:viewBox="0 0 640 488" svg:d="M0 8c560-80 640 480 640 480">
            <text:p/>
          </draw:path>
        </draw:g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1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1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2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699cm 3.5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3" draw:text-style-name="P13" draw:layer="layout" svg:width="1.256cm" svg:height="0.887cm" svg:x="4.144cm" svg:y="2.075cm">
          <draw:text-box>
            <text:p text:style-name="P2"><text:span text:style-name="T7">BJT,</text:span><text:span text:style-name="T7"><text:line-break/></text:span><text:span text:style-name="T7">Circle</text:span></text:p>
          </draw:text-box>
        </draw:frame>
        <draw:g>
          <draw:line draw:style-name="gr32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06cm 7.34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4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2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699cm 3.51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2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06cm 7.34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13" draw:layer="layout" svg:width="1.666cm" svg:height="0.887cm" svg:x="2cm" svg:y="2.075cm">
          <draw:text-box>
            <text:p text:style-name="P2"><text:span text:style-name="T7">BJT,</text:span><text:span text:style-name="T7"><text:line-break/></text:span><text:span text:style-name="T7">No Circle</text:span></text:p>
          </draw:text-box>
        </draw:frame>
        <draw:frame draw:style-name="gr36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7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8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39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7" draw:text-style-name="P1" draw:layer="layout" svg:x1="15cm" svg:y1="2cm" svg:x2="1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5-07T16:58:36.023000000</dc:date>
    <meta:editing-duration>PT14H18M52S</meta:editing-duration>
    <meta:editing-cycles>48</meta:editing-cycles>
    <meta:generator>LibreOffice/6.4.4.2$Windows_X86_64 LibreOffice_project/3d775be2011f3886db32dfd395a6a6d1ca2630ff</meta:generator>
    <meta:document-statistic meta:object-count="313"/>
  </office:meta>
</office:document-meta>
</file>